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 fo:font-size="12pt" officeooo:rsid="001a7c22" officeooo:paragraph-rsid="001a7c22" style:font-name-asian="文泉驛微米黑" style:font-size-asian="12pt" style:font-size-complex="12pt"/>
    </style:style>
    <style:style style:name="P2" style:family="paragraph" style:parent-style-name="Standard">
      <style:text-properties style:font-name="文泉驛等寬微米黑" fo:font-size="12pt" officeooo:rsid="001a7c22" officeooo:paragraph-rsid="001a7c22" style:font-name-asian="文泉驛等寬微米黑" style:font-size-asian="12pt" style:font-size-complex="12pt"/>
    </style:style>
    <style:style style:name="P3" style:family="paragraph" style:parent-style-name="Standard">
      <style:text-properties fo:color="#006699" style:font-name="文泉驛微米黑" fo:font-size="12pt" officeooo:rsid="001a7c22" officeooo:paragraph-rsid="001a7c22" style:font-name-asian="文泉驛微米黑" style:font-size-asian="12pt" style:font-size-complex="12pt"/>
    </style:style>
    <style:style style:name="T1" style:family="text">
      <style:text-properties style:font-name="文泉驛等寬微米黑" fo:font-size="12pt" officeooo:rsid="001a7c22" style:font-name-asian="文泉驛等寬微米黑" style:font-size-asian="12pt" style:font-size-complex="12pt"/>
    </style:style>
    <style:style style:name="T2" style:family="text">
      <style:text-properties style:font-name="文泉驛微米黑" style:font-name-asian="文泉驛微米黑"/>
    </style:style>
    <style:style style:name="T3" style:family="text">
      <style:text-properties fo:font-size="12pt" officeooo:rsid="001a7c22" style:font-size-asian="12pt" style:font-size-complex="12pt"/>
    </style:style>
    <style:style style:name="T4" style:family="text">
      <style:text-properties fo:color="#006600"/>
    </style:style>
    <style:style style:name="T5" style:family="text">
      <style:text-properties fo:color="#0066cc"/>
    </style:style>
    <style:style style:name="T6" style:family="text">
      <style:text-properties fo:color="#ff6600"/>
    </style:style>
    <style:style style:name="T7" style:family="text">
      <style:text-properties fo:color="#ff3333"/>
    </style:style>
    <style:style style:name="T8" style:family="text">
      <style:text-properties fo:color="#ff0000"/>
    </style:style>
    <style:style style:name="T9" style:family="text">
      <style:text-properties fo:color="#cc9900"/>
    </style:style>
    <style:style style:name="T10" style:family="text">
      <style:text-properties fo:color="#ff0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【第1頁】</text:p>
      <text:p text:style-name="P1"><text:s/>請親愛的你莫做你行。</text:p>
      <text:p text:style-name="P1">舊）Tshiánn tshin-ài ê lí mài tsò lí kiânn.</text:p>
      <text:p text:style-name="P1">新）Tshiánn tshin-ài<text:span text:style-name="T10">--ê </text:span>lí mài tsò lí kiânn.</text:p>
      <text:p text:style-name="P3">理由：親愛的補輕聲符</text:p>
      <text:p text:style-name="P1"/>
      <text:p text:style-name="P1">【第2頁】</text:p>
      <text:p text:style-name="P1">阿勇仔坐啥物車去上班？</text:p>
      <text:p text:style-name="P1">舊）A-ióng--á tsē siánn-mih tshia khì siāng-pan?</text:p>
      <text:p text:style-name="P1">新）A-ióng--á tsē siánn-mih tshia khì <text:span text:style-name="T10">siōng</text:span>-pan?</text:p>
      <text:p text:style-name="P3">理由：上班的羅馬字改做siōng</text:p>
      <text:p text:style-name="P1"/>
      <text:p text:style-name="P1">【第2頁】</text:p>
      <text:p text:style-name="P1">電視講這禮拜的天氣啥款？出門敢需要注意啥物？</text:p>
      <text:p text:style-name="P1">舊）...Tshut-mn̂g kánn su-iàu tsù-ì siánn-mi̍h?</text:p>
      <text:p text:style-name="P1">新）...Tshut-mn̂g <text:span text:style-name="T10">kám</text:span> su-iàu tsù-ì siánn-mi̍h?</text:p>
      <text:p text:style-name="P3">理由：敢的羅馬字改做kám</text:p>
      <text:p text:style-name="P1"/>
      <text:p text:style-name="P1">【第4頁】</text:p>
      <text:p text:style-name="P1">舊）二伯的症頭那來那像失智的款，緊叫in囝?￥ﾎﾻ予醫生看。</text:p>
      <text:p text:style-name="P1">新）二伯的症頭那來那像失智的款，緊叫in囝<text:span text:style-name="T10">𤆬</text:span>去予醫生看。</text:p>
      <text:p text:style-name="P3">理由：漢字亂碼</text:p>
      <text:p text:style-name="P1"/>
      <text:p text:style-name="P1">【第4頁】</text:p>
      <text:p text:style-name="P1">江小姐佮阿婆無仝人，你毋好認毋著去。</text:p>
      <text:p text:style-name="P1">舊）Kang sió-tsiá kah a-pô bô-kâng lâng, lí m̄ hó jīn m̄-tio̍h--khì.</text:p>
      <text:p text:style-name="P1">新）Kang sió-tsiá kah a-pô bô-<text:span text:style-name="T10">kāng</text:span> lâng, lí m̄ hó jīn m̄-tio̍h--khì.</text:p>
      <text:p text:style-name="P3">理由：仝的羅馬字改做 kāng</text:p>
      <text:p text:style-name="P1"/>
      <text:p text:style-name="P1">【第6頁】</text:p>
      <text:p text:style-name="P1">阿寶人面闊，應酬真濟，定定予in某嫌開銷傷重。</text:p>
      <text:p text:style-name="P1">舊）...hiâm khai-siau siong-tiōng.</text:p>
      <text:p text:style-name="P1">新）...hiâm khai-siau siong-<text:span text:style-name="T10">tāng</text:span>.</text:p>
      <text:p text:style-name="P3">理由：重的羅馬字改做 tāng</text:p>
      <text:p text:style-name="P1"/>
      <text:p text:style-name="P1">【第6頁】</text:p>
      <text:p text:style-name="P1">舊）雞仔瘟已經對香港湠甲規亞洲，逐家著愛注意。</text:p>
      <text:p text:style-name="P1">新）<text:span text:style-name="T10">雞災</text:span>已經對香港湠甲規亞洲，逐家著愛注意。</text:p>
      <text:p text:style-name="P3">理由：雞仔瘟改做雞災</text:p>
      <text:p text:style-name="P1"/>
      <text:p text:style-name="P1">【第7頁】</text:p>
      <text:p text:style-name="P1">毋管啥物情形，對人權的干涉愈少愈好。</text:p>
      <text:p text:style-name="P1">舊）M̄-kuán siánn-mih tsîng-hîng, tuì jîn-kuân ê kan-sia̍p lú tsió lú hó.</text:p>
      <text:p text:style-name="P1">新）M̄-kuán siánn-mih tsîng-hîng, tuì jîn-<text:span text:style-name="T10">khuân</text:span> ê kan-sia̍p lú tsió lú hó.</text:p>
      <text:p text:style-name="P3">理由：權的羅馬字改做 khuân</text:p>
      <text:p text:style-name="P1"/>
      <text:p text:style-name="P1">【第8頁】</text:p>
      <text:p text:style-name="P1">舊）師兄講啥物愛我請示菩薩、逐工唸經消災解厄，我才無咧信彼套。</text:p>
      <text:p text:style-name="P1">新）師兄講啥物<text:span text:style-name="T10">凡事攏愛先</text:span>請示菩薩、逐工唸經消災解厄，我才無咧信彼套。</text:p>
      <text:p text:style-name="P1"><text:soft-page-break/>理由：予句較順</text:p>
      <text:p text:style-name="P1"/>
      <text:p text:style-name="P1">【第8頁】</text:p>
      <text:p text:style-name="P1">舊）阿爸禮拜?￥ﾰﾏ弟去peh山，佇山跤看著一尾蛇，害伊驚甲這馬猶咇咇掣。</text:p>
      <text:p text:style-name="P1">新）阿爸禮拜<text:span text:style-name="T10">𤆬</text:span>小弟去peh山，佇山跤看著一尾蛇，害伊驚甲這馬猶咇咇掣。</text:p>
      <text:p text:style-name="P3">理由：漢字亂碼</text:p>
      <text:p text:style-name="P1"/>
      <text:p text:style-name="P1">【第9頁】</text:p>
      <text:p text:style-name="P1">舊）氣象報告有講後禮拜二會透風，出門上班莫袂記得疊一領厚的。</text:p>
      <text:p text:style-name="P1">新）氣象報告有講後禮拜二會透風，出門上班<text:span text:style-name="T10">毋通</text:span>袂記得疊一領厚的。</text:p>
      <text:p text:style-name="P3">理由：莫改做毋通予句較順</text:p>
      <text:p text:style-name="P1"/>
      <text:p text:style-name="P1">【第9頁】</text:p>
      <text:p text:style-name="P1">舊）眼前有真濟爸母、阿公阿媽攏綴囡仔講華語（Huâ-gú），無欲講家己的母語。</text:p>
      <text:p text:style-name="P1">新）眼前有真濟爸母、阿公阿媽攏綴囡仔講華語（Huâ-<text:span text:style-name="T10">gú</text:span>），無欲講家己的母語（bú-<text:span text:style-name="T10">gú</text:span>）。</text:p>
      <text:p text:style-name="P3">理由：欲收語（gú）的音</text:p>
      <text:p text:style-name="P1"/>
      <text:p text:style-name="P1">【第11頁】</text:p>
      <text:p text:style-name="P1">舊）好的慣習愛維持。</text:p>
      <text:p text:style-name="P1">新）好的<text:span text:style-name="T10">慣勢</text:span>愛維持。</text:p>
      <text:p text:style-name="P3">理由：慣習應該寫做慣勢</text:p>
      <text:p text:style-name="P1"/>
      <text:p text:style-name="P1">【第11頁】</text:p>
      <text:p text:style-name="P1">舊）好食的飯是天公伯賜予咱的。</text:p>
      <text:p text:style-name="P1">新）好食的飯是天公伯<text:span text:style-name="T10">仔</text:span>賜予咱的。</text:p>
      <text:p text:style-name="P3">理由：加一字仔予句較順</text:p>
      <text:p text:style-name="P1"/>
      <text:p text:style-name="P1">【第11頁】</text:p>
      <text:p text:style-name="P1">舊）珊仔爸罵過矣。</text:p>
      <text:p text:style-name="P1">舊）Suan-á pa̋ mē--kuè--ah.</text:p>
      <text:p text:style-name="P1">新）<text:span text:style-name="T10">阿</text:span>珊仔爸罵過矣。</text:p>
      <text:p text:style-name="P1">新）<text:span text:style-name="T10">A-san</text:span>--á pa̋ mē--kuè--ah.</text:p>
      <text:p text:style-name="P3">理由：加一字阿予句較順。珊改唸san。</text:p>
      <text:p text:style-name="P1"/>
      <text:p text:style-name="P1">【第20頁】</text:p>
      <text:p text:style-name="P1">四條椅仔六个人坐。</text:p>
      <text:p text:style-name="P1">舊）Sì tiâu í-á la̍k ê lâng tsē.</text:p>
      <text:p text:style-name="P1">新）Sì <text:span text:style-name="T10">liâu</text:span> í-á la̍k ê lâng tsē.</text:p>
      <text:p text:style-name="P3">理由：條的羅馬字改做liâu</text:p>
      <text:p text:style-name="P1"/>
      <text:p text:style-name="P1">【第21頁】</text:p>
      <text:p text:style-name="P1">袂使!袂使!</text:p>
      <text:p text:style-name="P1">舊）Bē-sái! Bē-sái!</text:p>
      <text:p text:style-name="P1">新）Bē-<text:span text:style-name="T10">saih</text:span>! Bē-<text:span text:style-name="T10">saih</text:span>!</text:p>
      <text:p text:style-name="P3">理由：袂使佇句尾的羅馬字改做sai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文泉驛等寬微米黑" fo:font-size="12pt" officeooo:rsid="001a7c22" officeooo:paragraph-rsid="001a7c22" style:font-name-asian="文泉驛等寬微米黑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45:57.580023437</meta:creation-date>
    <dc:date>2019-03-05T14:55:18.389578600</dc:date>
    <meta:editing-duration>PT9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9" meta:word-count="988" meta:character-count="1617" meta:non-whitespace-character-count="1521"/>
  </office:meta>
</office:document-meta>
</file>